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OpenSymbol" svg:font-family="OpenSymbol"/>
    <style:font-face style:name="Helvetica Neue1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Helvetica Neue1"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 style:list-style-name="L2">
      <style:paragraph-properties fo:margin-top="0in" fo:margin-bottom="0in" style:contextual-spacing="false" fo:line-height="110%" fo:padding="0in" fo:border="none"/>
      <style:text-properties fo:font-variant="normal" fo:text-transform="none" fo:color="#333333" style:font-name="Helvetica Neue" fo:font-size="9.5pt" fo:letter-spacing="normal" fo:font-style="normal" fo:font-weight="bold"/>
    </style:style>
    <style:style style:name="P3" style:family="paragraph" style:parent-style-name="Text_20_body" style:list-style-name="L2">
      <style:paragraph-properties fo:margin-top="0in" fo:margin-bottom="0in" style:contextual-spacing="false" style:line-height-at-least="0.189in" fo:padding="0in" fo:border="none"/>
      <style:text-properties fo:font-variant="normal" fo:text-transform="none" fo:color="#333333" style:font-name="Helvetica Neue" fo:font-size="9.5pt" fo:letter-spacing="normal" fo:font-style="normal" fo:font-weight="normal"/>
    </style:style>
    <style:style style:name="P4" style:family="paragraph" style:parent-style-name="Text_20_body" style:list-style-name="L2">
      <style:paragraph-properties fo:margin-top="0in" fo:margin-bottom="0in" style:contextual-spacing="false" style:line-height-at-least="0.189in" fo:padding="0in" fo:border="none"/>
      <style:text-properties fo:font-variant="normal" fo:text-transform="none" fo:color="#333333" style:font-name="Helvetica Neue" fo:font-size="9.5pt" fo:letter-spacing="normal" fo:font-style="normal" fo:font-weight="normal" officeooo:paragraph-rsid="001a23d0"/>
    </style:style>
    <style:style style:name="P5" style:family="paragraph" style:parent-style-name="Text_20_body" style:list-style-name="L2">
      <style:paragraph-properties fo:margin-top="0in" fo:margin-bottom="0in" style:contextual-spacing="false" style:line-height-at-least="0.189in" fo:padding="0in" fo:border="none"/>
    </style:style>
    <style:style style:name="P6" style:family="paragraph" style:parent-style-name="Text_20_body">
      <style:paragraph-properties fo:margin-top="0in" fo:margin-bottom="0in" style:contextual-spacing="false" style:line-height-at-least="0.189in" fo:padding="0in" fo:border="none"/>
      <style:text-properties officeooo:paragraph-rsid="001a23d0"/>
    </style:style>
    <style:style style:name="P7" style:family="paragraph" style:parent-style-name="Text_20_body" style:list-style-name="L2">
      <style:paragraph-properties fo:margin-top="0in" fo:margin-bottom="0in" style:contextual-spacing="false" fo:line-height="110%" fo:padding="0in" fo:border="none"/>
    </style:style>
    <style:style style:name="P8" style:family="paragraph" style:parent-style-name="Text_20_body" style:list-style-name="L3">
      <style:paragraph-properties fo:margin-top="0in" fo:margin-bottom="0in" style:contextual-spacing="false" style:line-height-at-least="0.189in" fo:padding="0in" fo:border="none"/>
      <style:text-properties style:font-name="Helvetica Neue1" fo:font-size="9.5pt" officeooo:paragraph-rsid="001a23d0" style:font-size-asian="9.5pt" style:font-size-complex="9.5pt"/>
    </style:style>
    <style:style style:name="P9" style:family="paragraph" style:parent-style-name="Text_20_body">
      <style:paragraph-properties fo:margin-left="0in" fo:margin-right="0in" fo:margin-top="0in" fo:margin-bottom="0.0945in" style:contextual-spacing="false" style:line-height-at-least="0.189in" fo:text-indent="0in" style:auto-text-indent="false" fo:padding="0in" fo:border="none"/>
      <style:text-properties fo:font-variant="normal" fo:text-transform="none" fo:color="#777777" style:font-name="Helvetica Neue" fo:font-size="9.5pt" fo:letter-spacing="normal" fo:font-style="normal" fo:font-weight="normal"/>
    </style:style>
    <style:style style:name="P10" style:family="paragraph" style:parent-style-name="Heading_20_3">
      <style:text-properties style:font-name="Helvetica Neue1" fo:font-size="12pt" style:font-size-asian="12pt" style:font-size-complex="12pt"/>
    </style:style>
    <style:style style:name="P11" style:family="paragraph" style:parent-style-name="Heading_20_3">
      <style:paragraph-properties fo:margin-top="0in" fo:margin-bottom="0in" style:contextual-spacing="false" style:line-height-at-least="0.3772in" fo:padding="0in" fo:border="none"/>
      <style:text-properties fo:font-variant="normal" fo:text-transform="none" fo:color="#999999" style:font-name="Helvetica Neue" fo:font-size="16.2999992370605pt" fo:letter-spacing="normal" fo:font-style="normal" fo:font-weight="bold" officeooo:paragraph-rsid="001a23d0"/>
    </style:style>
    <style:style style:name="P12" style:family="paragraph" style:parent-style-name="Heading_20_4" style:list-style-name="L2">
      <style:paragraph-properties fo:margin-top="0.0945in" fo:margin-bottom="0.0945in" style:contextual-spacing="false" fo:line-height="110%" fo:padding="0in" fo:border="none"/>
      <style:text-properties fo:font-variant="normal" fo:text-transform="none" fo:color="#333333" style:font-name="Helvetica Neue" fo:font-size="12.25pt" fo:letter-spacing="normal" fo:font-style="normal" fo:font-weight="bold"/>
    </style:style>
    <style:style style:name="T1" style:family="text">
      <style:text-properties fo:color="#333333" fo:font-size="12.25pt"/>
    </style:style>
    <style:style style:name="T2" style:family="text">
      <style:text-properties fo:font-variant="normal" fo:text-transform="none" fo:color="#428bca" style:text-line-through-style="none" style:font-name="Helvetica Neue" fo:font-size="9.5pt" fo:letter-spacing="normal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333333" style:font-name="Helvetica Neue" fo:font-size="9.5pt" fo:letter-spacing="normal" fo:font-style="normal" fo:font-weight="bold"/>
    </style:style>
    <style:style style:name="T4" style:family="text">
      <style:text-properties fo:font-variant="normal" fo:text-transform="none" fo:color="#999999" style:font-name="Helvetica Neue" fo:font-size="16.2999992370605pt" fo:letter-spacing="normal" fo:font-style="normal" fo:font-weight="bold"/>
    </style:style>
    <style:style style:name="T5" style:family="text">
      <style:text-properties fo:font-variant="normal" fo:text-transform="none" fo:color="#999999" style:font-name="Helvetica Neue" fo:letter-spacing="normal" fo:font-style="normal" fo:font-weight="bold"/>
    </style:style>
    <style:style style:name="T6" style:family="text">
      <style:text-properties officeooo:rsid="001a23d0"/>
    </style:style>
    <style:style style:name="T7" style:family="text">
      <style:text-properties fo:font-size="12.25pt" fo:font-weight="bold"/>
    </style:style>
    <style:style style:name="T8" style:family="text">
      <style:text-properties fo:font-size="14pt" officeooo:rsid="001a23d0" style:font-size-asian="14pt" style:font-size-complex="14pt"/>
    </style:style>
    <style:style style:name="T9" style:family="text">
      <style:text-properties style:font-name="Helvetica"/>
    </style:style>
    <style:style style:name="T10" style:family="text">
      <style:text-properties style:font-name="Helvetica Neue1"/>
    </style:style>
    <style:style style:name="T11" style:family="text">
      <style:text-properties style:font-name="Helvetica Neue1" fo:font-size="14pt" style:font-size-asian="14pt" style:font-size-complex="14pt"/>
    </style:style>
    <style:style style:name="T12" style:family="text">
      <style:text-properties style:font-name="Helvetica Neue1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2854in" text:min-label-width="0.1965in"/>
      </text:list-level-style-bullet>
      <text:list-level-style-bullet text:level="3" text:style-name="Bullet_20_Symbols" style:num-suffix="." text:bullet-char="•">
        <style:list-level-properties text:space-before="0.7764in" text:min-label-width="0.1965in"/>
      </text:list-level-style-bullet>
      <text:list-level-style-bullet text:level="4" text:style-name="Bullet_20_Symbols" style:num-suffix="." text:bullet-char="•">
        <style:list-level-properties text:space-before="1.2673in" text:min-label-width="0.1965in"/>
      </text:list-level-style-bullet>
      <text:list-level-style-bullet text:level="5" text:style-name="Bullet_20_Symbols" style:num-suffix="." text:bullet-char="•">
        <style:list-level-properties text:space-before="1.7583in" text:min-label-width="0.1965in"/>
      </text:list-level-style-bullet>
      <text:list-level-style-bullet text:level="6" text:style-name="Bullet_20_Symbols" style:num-suffix="." text:bullet-char="•">
        <style:list-level-properties text:space-before="2.2492in" text:min-label-width="0.1965in"/>
      </text:list-level-style-bullet>
      <text:list-level-style-bullet text:level="7" text:style-name="Bullet_20_Symbols" style:num-suffix="." text:bullet-char="•">
        <style:list-level-properties text:space-before="2.7402in" text:min-label-width="0.1965in"/>
      </text:list-level-style-bullet>
      <text:list-level-style-bullet text:level="8" text:style-name="Bullet_20_Symbols" style:num-suffix="." text:bullet-char="•">
        <style:list-level-properties text:space-before="3.2315in" text:min-label-width="0.1965in"/>
      </text:list-level-style-bullet>
      <text:list-level-style-bullet text:level="9" text:style-name="Bullet_20_Symbols" style:num-suffix="." text:bullet-char="•">
        <style:list-level-properties text:space-before="3.7224in" text:min-label-width="0.1965in"/>
      </text:list-level-style-bullet>
      <text:list-level-style-bullet text:level="10" text:style-name="Bullet_20_Symbols" style:num-suffix="." text:bullet-char="•">
        <style:list-level-properties text:space-before="4.2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n Doan</text:p>
      <text:p text:style-name="Standard"><text:a xlink:type="simple" xlink:href="mailto:td@tandoan.com"><text:span text:style-name="T12">td@tandoan.com</text:span></text:a></text:p>
      <text:p text:style-name="P1">512-699-4401</text:p>
      <text:h text:style-name="P11" text:outline-level="3"><text:span text:style-name="T1">Work Experience</text:span></text:h>
      <text:list xml:id="list1320084084" text:style-name="L2">
        <text:list-item>
          <text:list>
            <text:list-item>
              <text:p text:style-name="P7"><text:span text:style-name="T3">Sabbatical<text:line-break/>All over<text:line-break/>January 2013 - Current</text:span></text:p>
              <text:list>
                <text:list-item>
                  <text:p text:style-name="P3">Rock climbing</text:p>
                </text:list-item>
                <text:list-item>
                  <text:p text:style-name="P3">Trekking</text:p>
                </text:list-item>
                <text:list-item>
                  <text:p text:style-name="P3">Food Poisoning (myself, not others)</text:p>
                </text:list-item>
              </text:list>
            </text:list-item>
            <text:list-item>
              <text:p text:style-name="P2">Senior Engineer<text:line-break/>InHouseUSA, Huntington Beach, CA<text:line-break/>April 2009 - January 2013</text:p>
              <text:list>
                <text:list-item>
                  <text:p text:style-name="P3">Lead a quality improvement effort utilizing TDD, BDD, CI, and code reviews</text:p>
                </text:list-item>
                <text:list-item>
                  <text:p text:style-name="P3">Worked with team to build a SaaS application to help lenders manage the appraisal process</text:p>
                </text:list-item>
                <text:list-item>
                  <text:p text:style-name="P3">Mentored junior developers</text:p>
                </text:list-item>
                <text:list-item>
                  <text:p text:style-name="P3">Maintained servers</text:p>
                </text:list-item>
                <text:list-item>
                  <text:p text:style-name="P3">DBA</text:p>
                </text:list-item>
              </text:list>
            </text:list-item>
            <text:list-item>
              <text:p text:style-name="P2">Web Developer<text:line-break/>Internet<text:span text:style-name="T6">B</text:span>rands, El Segundo, CA<text:line-break/>April 2007 - Apirl 2009</text:p>
              <text:list>
                <text:list-item>
                  <text:p text:style-name="P3">Worked with team to develop and maintain loan.com, loanapp.com, epodunk.com, internetbrands.com, realestateabc.com/home-values, and others</text:p>
                </text:list-item>
                <text:list-item>
                  <text:p text:style-name="P3">W<text:span text:style-name="T6">r</text:span>ote and troubleshot complex Oracle queries for business reports</text:p>
                </text:list-item>
                <text:list-item>
                  <text:p text:style-name="P3">Developed widgets</text:p>
                </text:list-item>
                <text:list-item>
                  <text:p text:style-name="P3">Write web services and libraries for various uses on IB websites</text:p>
                </text:list-item>
                <text:list-item>
                  <text:p text:style-name="P3">Debug and fox cross-browser CSS/JS issues</text:p>
                </text:list-item>
                <text:list-item>
                  <text:p text:style-name="P3">Basic Apache and Linux administration</text:p>
                </text:list-item>
              </text:list>
            </text:list-item>
            <text:list-item>
              <text:p text:style-name="P2">Full Stack Engineer<text:line-break/>In House Appraisals, Huntington Beach, CA<text:line-break/>April 2005 - April 2007</text:p>
              <text:list>
                <text:list-item>
                  <text:p text:style-name="P3">Solely responsible for design and development of an ajax php/mysql customer/order/payroll management application for the business</text:p>
                </text:list-item>
                <text:list-item>
                  <text:p text:style-name="P3">Planned and deployed backup strategies for MySQL, Postgresql, Apache, and Wintotal Servers</text:p>
                </text:list-item>
                <text:list-item>
                  <text:p text:style-name="P3">Managed IT, including hardware, software, and customer support</text:p>
                </text:list-item>
                <text:list-item>
                  <text:p text:style-name="P4">Responsible for all internal IT support and <text:span text:style-name="T6">maintenance</text:span>, company wide</text:p>
                </text:list-item>
              </text:list>
            </text:list-item>
          </text:list>
        </text:list-item>
      </text:list>
      <text:p text:style-name="P6"><text:span text:style-name="T6"/></text:p>
      <text:h text:style-name="P10" text:outline-level="3"><text:span text:style-name="T6">Education</text:span></text:h>
      <text:list xml:id="list280674357" text:style-name="L3">
        <text:list-item>
          <text:p text:style-name="P8"><text:span text:style-name="T6">BS Computer Science, University of Texas at Austin 2004</text:span></text:p>
        </text:list-item>
        <text:list-item>
          <text:p text:style-name="P8"><text:span text:style-name="T6">Wilderness First Respond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Helvetica Neue" svg:font-family="'Helvetica Neue', Helvetica, Arial, sans-serif"/>
    <style:font-face style:name="OpenSymbol" svg:font-family="OpenSymbol"/>
    <style:font-face style:name="Helvetica Neue1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0:49:36</meta:creation-date>
    <dc:date>2013-12-12T11:01:51</dc:date>
    <meta:editing-duration>P0D</meta:editing-duration>
    <meta:editing-cycles>1</meta:editing-cycles>
    <meta:document-statistic meta:table-count="0" meta:image-count="0" meta:object-count="0" meta:page-count="1" meta:paragraph-count="29" meta:word-count="220" meta:character-count="1410" meta:non-whitespace-character-count="1243"/>
    <meta:generator>LibreOffice/3.6$MacOSX_x86 LibreOffice_project/932b512-69e3009-7a10e5c-fc86223-a55908</meta:generator>
  </office:meta>
</office:document-meta>
</file>